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14a0" officeooo:paragraph-rsid="001214a0"/>
    </style:style>
    <style:style style:name="P2" style:family="paragraph" style:parent-style-name="Standard">
      <style:text-properties fo:font-size="11pt" officeooo:rsid="001214a0" officeooo:paragraph-rsid="001214a0" style:font-size-asian="11pt" style:font-size-complex="11pt"/>
    </style:style>
    <style:style style:name="P3" style:family="paragraph" style:parent-style-name="Standard">
      <style:text-properties officeooo:paragraph-rsid="001214a0"/>
    </style:style>
    <style:style style:name="P4" style:family="paragraph" style:parent-style-name="Standard">
      <style:text-properties officeooo:rsid="00122588" officeooo:paragraph-rsid="00122588"/>
    </style:style>
    <style:style style:name="P5" style:family="paragraph" style:parent-style-name="Standard">
      <style:text-properties fo:color="#c9211e" officeooo:rsid="00122588" officeooo:paragraph-rsid="00122588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officeooo:rsid="001214a0" style:font-size-asian="11pt" style:font-size-complex="11pt"/>
    </style:style>
    <style:style style:name="T3" style:family="text">
      <style:text-properties fo:font-size="11pt" officeooo:rsid="00122588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z Outline </text:p>
      <text:p text:style-name="P1"/>
      <text:p text:style-name="P1"/>
      <text:p text:style-name="P1"/>
      <text:p text:style-name="P1">1 - Introduction</text:p>
      <text:p text:style-name="P1">2 – Marine Vessels Model </text:p>
      <text:p text:style-name="P1"><text:s text:c="6"/><text:span text:style-name="T1">Kinematic Model </text:span></text:p>
      <text:p text:style-name="P2"><text:s text:c="6"/>Dynamic <text:s text:c="2"/>Model</text:p>
      <text:p text:style-name="P2"><text:s text:c="6"/>Thrusters Allocation</text:p>
      <text:p text:style-name="P2"/>
      <text:p text:style-name="P3"><text:span text:style-name="T2"/></text:p>
      <text:p text:style-name="P3"><text:span text:style-name="T2">3- Line of Sight Method </text:span></text:p>
      <text:p text:style-name="P3"><text:span text:style-name="T2"><text:s text:c="5"/>curved line of sight </text:span></text:p>
      <text:p text:style-name="P3"><text:span text:style-name="T2"><text:s text:c="5"/>time-varing lookhead distance guidance</text:span></text:p>
      <text:p text:style-name="P3"><text:span text:style-name="T2"/></text:p>
      <text:p text:style-name="P3"><text:span text:style-name="T2">4- </text:span><text:span text:style-name="T3">P</text:span><text:span text:style-name="T2">ath </text:span><text:span text:style-name="T3">G</text:span><text:span text:style-name="T2">eneration </text:span><text:span text:style-name="T3">A</text:span><text:span text:style-name="T2">lgorithm</text:span></text:p>
      <text:p text:style-name="P3"><text:span text:style-name="T2"><text:s text:c="4"/>curved path generation</text:span></text:p>
      <text:p text:style-name="P3"><text:span text:style-name="T2"><text:s text:c="4"/>speed and acceleration references generation</text:span></text:p>
      <text:p text:style-name="P3"><text:span text:style-name="T2"/></text:p>
      <text:p text:style-name="P1"><text:span text:style-name="T1">5- Model predictive control</text:span></text:p>
      <text:p text:style-name="P1"><text:span text:style-name="T1"><text:s text:c="5"/></text:span><text:span text:style-name="T3">intro. MPC</text:span></text:p>
      <text:p text:style-name="P1"><text:span text:style-name="T3"><text:s text:c="5"/>MPC model of ship dynamic </text:span></text:p>
      <text:p text:style-name="P1"><text:span text:style-name="T3"/></text:p>
      <text:p text:style-name="P5"><text:span text:style-name="T1">(DINAMİK ENGELLERİN OLDUĞU ORTAMDA COLREG KURALLARINA GÖRE WAYPOINT TAKIBI YAPMAYI BAŞARIRSAM COLREG DURUMLARINI VE MPC İLE MODELİNI ANLATAN BİR BOLUM EKLEMEYİ DUSUNUYORUM)</text:span></text:p>
      <text:p text:style-name="P1"><text:span text:style-name="T3"/></text:p>
      <text:p text:style-name="P4"><text:span text:style-name="T1">6- Simulations (akıntılı, akın olmadan, statik engellerin olduğu ortam)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>7- conclusions</text:span></text:p>
      <text:p text:style-name="P1"><text:span text:style-name="T3"><text:tab/><text:tab/></text:span></text:p>
      <text:p text:style-name="P1"><text:span text:style-name="T1"/></text:p>
      <text:p text:style-name="P1"><text:span text:style-name="T1"><text:s text:c="4"/></text:span></text:p>
      <text:p text:style-name="P3"><text:span text:style-name="T2"><text:s text:c="5"/></text:span></text:p>
      <text:p text:style-name="P3"><text:span text:style-name="T2"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6T21:11:56.209238435</meta:creation-date>
    <dc:date>2022-08-16T21:29:48.399458386</dc:date>
    <meta:editing-duration>PT7M2S</meta:editing-duration>
    <meta:editing-cycles>1</meta:editing-cycles>
    <meta:document-statistic meta:table-count="0" meta:image-count="0" meta:object-count="0" meta:page-count="1" meta:paragraph-count="21" meta:word-count="84" meta:character-count="658" meta:non-whitespace-character-count="526"/>
    <meta:generator>LibreOffice/6.4.7.2$Linux_X86_64 LibreOffice_project/40$Build-2</meta:generator>
  </office:meta>
</office:document-meta>
</file>